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4763" officeooo:paragraph-rsid="00004763"/>
    </style:style>
    <style:style style:name="P2" style:family="paragraph" style:parent-style-name="Standard" style:list-style-name="L1">
      <style:text-properties officeooo:rsid="0001f9b8" officeooo:paragraph-rsid="0001f9b8"/>
    </style:style>
    <style:style style:name="P3" style:family="paragraph" style:parent-style-name="Standard" style:list-style-name="L1">
      <style:text-properties officeooo:rsid="00021807" officeooo:paragraph-rsid="00021807"/>
    </style:style>
    <style:style style:name="P4" style:family="paragraph" style:parent-style-name="Standard">
      <style:text-properties officeooo:rsid="00021807" officeooo:paragraph-rsid="00021807"/>
    </style:style>
    <style:style style:name="T1" style:family="text">
      <style:text-properties officeooo:rsid="000296d5"/>
    </style:style>
    <style:style style:name="T2" style:family="text">
      <style:text-properties officeooo:rsid="000425b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Client:</text:p>
      <text:p text:style-name="P1"/>
      <text:list xml:id="list987936473" text:style-name="L1">
        <text:list-item>
          <text:p text:style-name="P2">load folder as tree and be able to expand and fold</text:p>
        </text:list-item>
        <text:list-item>
          <text:p text:style-name="P3">list of files which is modified, <text:span text:style-name="T2">commit and stash feature will be great to have</text:span></text:p>
        </text:list-item>
        <text:list-item>
          <text:p text:style-name="P3">challenge: this feature is very difficulty, but I still put it down.<text:line-break/>Open dialog and able to compare diff <text:span text:style-name="T1">of single files. Hight light will be great.</text:span></text:p>
        </text:list-item>
        <text:list-item>
          <text:p text:style-name="P3"/>
        </text:list-item>
      </text:list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0:49:24.394958000</meta:creation-date>
    <dc:date>2017-06-18T11:20:36.543902000</dc:date>
    <meta:editing-duration>PT21M3S</meta:editing-duration>
    <meta:editing-cycles>7</meta:editing-cycles>
    <meta:generator>LibreOffice/5.3.3.2$MacOSX_X86_64 LibreOffice_project/3d9a8b4b4e538a85e0782bd6c2d430bafe583448</meta:generator>
    <meta:document-statistic meta:table-count="0" meta:image-count="0" meta:object-count="0" meta:page-count="1" meta:paragraph-count="5" meta:word-count="58" meta:character-count="296" meta:non-whitespace-character-count="246"/>
  </office:meta>
</office:document-meta>
</file>